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99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 style:list-style-name="L3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 style:list-style-name="L3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71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71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 style:list-style-name="L2">
      <style:graphic-properties draw:stroke="none" draw:fill="none" draw:fill-color="#99cc00" draw:textarea-horizontal-align="right" draw:textarea-vertical-align="top" draw:auto-grow-height="true" fo:min-height="3.778cm" fo:min-width="0.782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gr7" style:family="graphic" style:parent-style-name="standard" style:list-style-name="L2">
      <style:graphic-properties draw:stroke="none" draw:fill="none" draw:fill-color="#99cc00" draw:textarea-horizontal-align="right" draw:textarea-vertical-align="top" draw:auto-grow-height="true" fo:min-height="3.016cm" fo:min-width="0.783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 style:writing-mode="lr-tb"/>
      <style:text-properties fo:font-size="10pt"/>
    </style:style>
    <style:style style:name="P3" style:family="paragraph">
      <style:paragraph-properties fo:margin-left="0cm" fo:margin-right="0cm" fo:line-height="100%" fo:text-align="center" text:enable-numbering="false" fo:text-indent="0cm"/>
    </style:style>
    <style:style style:name="P4" style:family="paragraph">
      <style:paragraph-properties style:writing-mode="lr-tb"/>
      <style:text-properties fo:font-size="10pt"/>
    </style:style>
    <style:style style:name="P5" style:family="paragraph">
      <style:paragraph-properties fo:margin-left="0cm" fo:margin-right="0cm" fo:line-height="100%" text:enable-numbering="false" fo:text-indent="0cm"/>
      <style:text-properties fo:font-size="16pt"/>
    </style:style>
    <style:style style:name="P6" style:family="paragraph">
      <style:paragraph-properties fo:margin-left="0cm" fo:margin-right="0cm" fo:line-height="100%" text:enable-numbering="false" fo:text-indent="0cm" style:writing-mode="tb-rl"/>
      <style:text-properties fo:font-size="16pt"/>
    </style:style>
    <style:style style:name="T1" style:family="text">
      <style:text-properties fo:font-family="Tahoma" style:font-family-generic="swiss" style:font-pitch="variable" fo:font-size="10pt" fo:language="en" fo:country="US" style:font-size-asian="16pt" style:font-size-complex="16pt"/>
    </style:style>
    <style:style style:name="T2" style:family="text">
      <style:text-properties fo:font-family="Tahoma" style:font-family-generic="swiss" style:font-pitch="variable" fo:font-size="10pt" style:font-size-asian="16pt" style:font-size-complex="16pt"/>
    </style:style>
    <style:style style:name="T3" style:family="text">
      <style:text-properties fo:font-family="Tahoma" style:font-family-generic="swiss" style:font-pitch="variable" fo:font-size="16pt"/>
    </style:style>
    <style:style style:name="T4" style:family="text">
      <style:text-properties fo:font-family="Tahoma" style:font-family-generic="swiss" style:font-pitch="variable" fo:font-size="16pt" fo:language="en" fo:country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0.955cm" svg:height="2.329cm" svg:x="2.54cm" svg:y="-0.2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23cm" svg:height="7.109cm" svg:x="0.399cm" svg:y="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423cm" svg:height="7.109cm" svg:x="10.179cm" svg:y="0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4" draw:layer="layout" svg:width="5.811cm" svg:height="1.052cm" svg:x="4.089cm" svg:y="0.631cm">
            <text:p text:style-name="P3"><text:span text:style-name="T1">readMemoryData()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4" draw:layer="layout" svg:width="5.811cm" svg:height="1.052cm" svg:x="4.086cm" svg:y="1.577cm">
            <text:p text:style-name="P3"><text:span text:style-name="T2">data</text:span></text:p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6" draw:text-style-name="P6" draw:layer="layout" svg:width="1.282cm" svg:height="4.038cm" svg:x="11.249cm" svg:y="1.74cm">
          <text:p text:style-name="P5"><text:span text:style-name="T3">Platform model</text:span></text:p>
          <draw:enhanced-geometry svg:viewBox="0 0 21600 21600" draw:type="mso-spt202" draw:enhanced-path="M 0 0 L 21600 0 21600 21600 0 21600 0 0 Z N"/>
        </draw:custom-shape>
        <draw:custom-shape draw:style-name="gr7" draw:text-style-name="P6" draw:layer="layout" svg:width="1.283cm" svg:height="3.276cm" svg:x="1.469cm" svg:y="2.121cm">
          <text:p text:style-name="P5"><text:span text:style-name="T4">uADL model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Brian Kahne</meta:initial-creator>
    <meta:creation-date>2008-04-04T11:27:21</meta:creation-date>
    <dc:creator>Brian Kahne</dc:creator>
    <dc:date>2008-04-04T14:00:18</dc:date>
    <dc:language>en-US</dc:language>
    <meta:editing-cycles>7</meta:editing-cycles>
    <meta:editing-duration>PT28M36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